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19cm" svg:height="1.741cm" svg:x="7.411cm" svg:y="3.259cm">
          <text:p text:style-name="P1"><text:span text:style-name="T1">Print Invoices</text:span></text:p>
          <text:p text:style-name="P1"><text:span text:style-name="T1">Screen Display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xml:id="id1" draw:id="id1" draw:layer="layout" svg:width="3.884cm" svg:height="0.962cm" svg:x="8.101cm" svg:y="1.5cm">
          <draw:text-box>
            <text:p>See Page X</text:p>
          </draw:text-box>
        </draw:frame>
        <draw:connector draw:style-name="gr3" draw:text-style-name="P1" draw:layer="layout" draw:type="line" svg:x1="10.043cm" svg:y1="2.462cm" svg:x2="10.006cm" svg:y2="3.259cm" draw:start-shape="id1" draw:start-glue-point="2" draw:end-shape="id2" draw:end-glue-point="5" svg:d="M10043 2462l-37 797" svg:viewBox="0 0 38 798">
          <text:p/>
        </draw:connector>
        <draw:connector draw:style-name="gr3" draw:text-style-name="P1" draw:layer="layout" draw:type="line" svg:x1="10.006cm" svg:y1="5cm" svg:x2="10cm" svg:y2="6.4cm" draw:start-shape="id2" draw:start-glue-point="8" draw:end-shape="id3" draw:end-glue-point="0" svg:d="M10006 5000l-6 1400" svg:viewBox="0 0 7 1401">
          <text:p/>
        </draw:connector>
        <draw:custom-shape draw:style-name="gr1" draw:text-style-name="P2" xml:id="id6" draw:id="id6" draw:layer="layout" svg:width="5.19cm" svg:height="1.741cm" svg:x="1.81cm" svg:y="6.4cm">
          <text:p text:style-name="P1"><text:span text:style-name="T1"><text:s text:c="2"/></text:span><text:span text:style-name="T1">Choose Invoice Set</text:span></text:p>
          <text:p text:style-name="P1"><text:span text:style-name="T1">to Print</text:span></text:p>
          <text:p text:style-name="P1"><text:span text:style-name="T1">(All invoices for</text:span></text:p>
          <text:p text:style-name="P1"><text:span text:style-name="T1">that term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3" draw:id="id3" draw:layer="layout" svg:width="4.8cm" svg:height="1.8cm" svg:x="7.6cm" svg:y="6.4cm">
          <text:p text:style-name="P1"><text:span text:style-name="T1">Search Invoices</text:span></text:p>
          <text:p text:style-name="P1"><text:span text:style-name="T1">in Da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3cm" svg:height="1.8cm" svg:x="14.4cm" svg:y="6.4cm">
          <text:p text:style-name="P1"><text:span text:style-name="T1">Invoices</text:span></text:p>
          <text:p text:style-name="P1"><text:span text:style-name="T1">from database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1" draw:layer="layout" draw:type="line" svg:x1="14.4cm" svg:y1="7.3cm" svg:x2="12.4cm" svg:y2="7.3cm" draw:start-shape="id4" draw:start-glue-point="5" draw:end-shape="id3" draw:end-glue-point="1" svg:d="M14400 7300h-2000" svg:viewBox="0 0 2001 1">
          <text:p/>
        </draw:connector>
        <draw:custom-shape draw:style-name="gr1" draw:text-style-name="P2" xml:id="id8" draw:id="id8" draw:layer="layout" svg:width="5.19cm" svg:height="1.741cm" svg:x="7.4cm" svg:y="14.759cm">
          <text:p text:style-name="P1"><text:span text:style-name="T1">Print Invoice </text:span><text:span text:style-name="T1"><text:line-break/></text:span><text:span text:style-name="T1">Se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5" draw:id="id5" draw:layer="layout" svg:width="4.54cm" svg:height="1.8cm" svg:x="7.7cm" svg:y="9.3cm">
          <text:p text:style-name="P1"><text:span text:style-name="T1">Invoices Fou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cm" svg:y1="8.2cm" svg:x2="9.97cm" svg:y2="9.3cm" draw:start-shape="id3" draw:start-glue-point="2" draw:end-shape="id5" draw:end-glue-point="4" svg:d="M10000 8200l-30 1100" svg:viewBox="0 0 31 1101">
          <text:p/>
        </draw:connector>
        <draw:connector draw:style-name="gr6" draw:text-style-name="P2" draw:layer="layout" svg:x1="7.7cm" svg:y1="10.2cm" svg:x2="4.405cm" svg:y2="8.141cm" draw:start-shape="id5" draw:start-glue-point="5" draw:end-shape="id6" draw:end-glue-point="8" svg:d="M7700 10200h-3295v-2059" svg:viewBox="0 0 3296 206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11"/></text:span><text:span text:style-name="T1">No</text:span></text:p>
        </draw:connector>
        <draw:connector draw:style-name="gr3" draw:text-style-name="P1" draw:layer="layout" draw:type="line" svg:x1="6.472cm" svg:y1="7.271cm" svg:x2="7.6cm" svg:y2="7.3cm" draw:start-shape="id6" draw:start-glue-point="9" draw:end-shape="id3" draw:end-glue-point="3" svg:d="M6472 7271l1128 29" svg:viewBox="0 0 1129 30">
          <text:p/>
        </draw:connector>
        <draw:connector draw:style-name="gr6" draw:text-style-name="P2" draw:layer="layout" draw:type="line" svg:x1="9.97cm" svg:y1="11.1cm" svg:x2="9.97cm" svg:y2="12cm" draw:start-shape="id5" draw:start-glue-point="6" draw:end-shape="id7" draw:end-glue-point="4" svg:d="M9970 11100v900" svg:viewBox="0 0 1 901">
          <text:p text:style-name="P1"><text:span text:style-name="T1"><text:s text:c="10"/></text:span><text:span text:style-name="T1">Yes</text:span></text:p>
        </draw:connector>
        <draw:connector draw:style-name="gr3" draw:text-style-name="P1" draw:layer="layout" draw:type="line" svg:x1="9.995cm" svg:y1="16.5cm" svg:x2="9.95cm" svg:y2="17.379cm" draw:start-shape="id8" draw:start-glue-point="8" draw:end-shape="id9" draw:end-glue-point="0" svg:d="M9995 16500l-45 879" svg:viewBox="0 0 46 880">
          <text:p/>
        </draw:connector>
        <draw:custom-shape draw:style-name="gr5" draw:text-style-name="P2" xml:id="id7" draw:id="id7" draw:layer="layout" svg:width="4.54cm" svg:height="1.8cm" svg:x="7.7cm" svg:y="12cm">
          <text:p text:style-name="P1"><text:span text:style-name="T1">Confirm Pr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line-skew="-0.699cm" svg:x1="7.7cm" svg:y1="12.9cm" svg:x2="8.2cm" svg:y2="18.139cm" draw:start-shape="id7" draw:start-glue-point="5" draw:end-shape="id9" draw:end-glue-point="3" svg:d="M7700 12900h-1200v5239h1700" svg:viewBox="0 0 1701 5240">
          <text:p text:style-name="P1"><text:span text:style-name="T1">No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6" draw:text-style-name="P2" draw:layer="layout" draw:type="line" svg:x1="9.97cm" svg:y1="13.8cm" svg:x2="9.995cm" svg:y2="14.759cm" draw:start-shape="id7" draw:start-glue-point="6" draw:end-shape="id8" draw:end-glue-point="5" svg:d="M9970 13800l25 959" svg:viewBox="0 0 26 960">
          <text:p text:style-name="P1"><text:span text:style-name="T1"><text:s text:c="10"/></text:span><text:span text:style-name="T1">Yes</text:span></text:p>
        </draw:connector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5cm" svg:height="1.521cm" svg:x="8.601cm" svg:y="24.27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3.5cm" svg:height="1.521cm" svg:x="8.2cm" svg:y="17.37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10:27:50.294000000</meta:creation-date>
    <meta:generator>LibreOffice/4.2.5.2$Windows_x86 LibreOffice_project/61cb170a04bb1f12e77c884eab9192be736ec5f5</meta:generator>
    <dc:date>2014-11-26T11:02:56.609000000</dc:date>
    <meta:editing-duration>PT3M37S</meta:editing-duration>
    <meta:editing-cycles>4</meta:editing-cycles>
    <meta:document-statistic meta:object-count="28"/>
  </office:meta>
</office:document-meta>
</file>